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afd" officeooo:paragraph-rsid="001c6afd"/>
    </style:style>
    <style:style style:name="P2" style:family="paragraph" style:parent-style-name="Standard">
      <style:text-properties fo:font-size="18pt" fo:font-weight="bold" officeooo:rsid="001c6afd" officeooo:paragraph-rsid="001c6afd" style:font-size-asian="18pt" style:font-weight-asian="bold" style:font-size-complex="18pt" style:font-weight-complex="bold"/>
    </style:style>
    <style:style style:name="P3" style:family="paragraph" style:parent-style-name="Standard">
      <style:text-properties fo:font-style="italic" officeooo:rsid="001c6afd" officeooo:paragraph-rsid="001c6afd" style:font-style-asian="italic" style:font-style-complex="italic"/>
    </style:style>
    <style:style style:name="P4" style:family="paragraph" style:parent-style-name="Standard">
      <style:text-properties officeooo:rsid="001c6afd" officeooo:paragraph-rsid="001c6afd"/>
    </style:style>
    <style:style style:name="P5" style:family="paragraph" style:parent-style-name="Standard">
      <style:text-properties officeooo:rsid="001fa181" officeooo:paragraph-rsid="001fa181"/>
    </style:style>
    <style:style style:name="P6" style:family="paragraph" style:parent-style-name="Standard">
      <style:text-properties officeooo:rsid="001fa181" officeooo:paragraph-rsid="002007a7"/>
    </style:style>
    <style:style style:name="T1" style:family="text">
      <style:text-properties officeooo:rsid="001e0952"/>
    </style:style>
    <style:style style:name="T2" style:family="text">
      <style:text-properties officeooo:rsid="002007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net de bord ARE Dynamics 2019</text:p>
      <text:p text:style-name="P1"/>
      <text:p text:style-name="P3">- Séance du lundi 11 mars</text:p>
      <text:p text:style-name="P1"/>
      <text:p text:style-name="P1"><text:s text:c="5"/><text:span text:style-name="T1">Dado et Tommi : Recherche de statistiques sur les 3 pays, choix de certains critères à utiliser pour la fonction, retranscription de ces données en paramètres dans un nouveau notebook et début de réflexion sur le fonctionnement de la fonction au brouillon. Création du journal de bord et listage des sources utilisées.</text:span></text:p>
      <text:p text:style-name="P1"/>
      <text:p text:style-name="P1"/>
      <text:p text:style-name="P3">- Séance du lundi 18 mars</text:p>
      <text:p text:style-name="P1"/>
      <text:p text:style-name="P1"><text:s text:c="5"/>Dado : </text:p>
      <text:p text:style-name="P1"/>
      <text:p text:style-name="P1"><text:s text:c="5"/>Tommi :</text:p>
      <text:p text:style-name="P5">Recherche documentation sur les statistiques du taux de vaccination</text:p>
      <text:p text:style-name="P6">Début de création de la fonction « taux de mortalité » pour obtenir un résultat → problèmes de conception : différents facteurs qui agissent sur les agents, et pb général du résultat attendu</text:p>
      <text:p text:style-name="P6"><text:span text:style-name="T2">Réorientation du projet, nouveau sujet : deplacement de point dans un espace qui peuvent fusionner … Parallèle avec les molécules etc...</text:span></text:p>
      <text:p text:style-name="P1"/>
      <text:p text:style-name="P1"/>
      <text:p text:style-name="P3">- Séance du lundi 25 mars</text:p>
      <text:p text:style-name="P1"/>
      <text:p text:style-name="P1"><text:s text:c="5"/>Dado : </text:p>
      <text:p text:style-name="P1"/>
      <text:p text:style-name="P1"><text:s text:c="5"/>Tommi :</text:p>
      <text:p text:style-name="P1"/>
      <text:p text:style-name="P3">- Séance du lundi 1 avril</text:p>
      <text:p text:style-name="P1"/>
      <text:p text:style-name="P1"><text:s text:c="5"/>Dado : </text:p>
      <text:p text:style-name="P1"/>
      <text:p text:style-name="P1"><text:s text:c="5"/>Tommi :</text:p>
      <text:p text:style-name="P1"/>
      <text:p text:style-name="P3">- Séance du lundi 8 avril</text:p>
      <text:p text:style-name="P1"/>
      <text:p text:style-name="P1"><text:s text:c="5"/>Dado : </text:p>
      <text:p text:style-name="P1"/>
      <text:p text:style-name="P1"><text:s text:c="5"/>Tommi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5:12:11.856155471</meta:creation-date>
    <dc:date>2019-03-18T17:19:20.511779625</dc:date>
    <meta:editing-duration>PT7M52S</meta:editing-duration>
    <meta:editing-cycles>2</meta:editing-cycles>
    <meta:generator>LibreOffice/5.2.7.2$Linux_X86_64 LibreOffice_project/20m0$Build-2</meta:generator>
    <meta:document-statistic meta:table-count="0" meta:image-count="0" meta:object-count="0" meta:page-count="1" meta:paragraph-count="18" meta:word-count="167" meta:character-count="969" meta:non-whitespace-character-count="771"/>
  </office:meta>
</office:document-meta>
</file>